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C000000BD045141D1FFFF5CD0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fill-color="#ffffff" draw:opacity="88%" draw:opacity-name="" draw:textarea-horizontal-align="justify" draw:textarea-vertical-align="middle" draw:auto-grow-height="false" fo:min-height="1.402cm" fo:min-width="6.486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8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controls" svg:width="6.985cm" svg:height="1.651cm" svg:x="10.906cm" svg:y="2.905cm">
          <text:p text:style-name="P1">LM324 Buffer Amplifier</text:p>
          <draw:enhanced-geometry svg:viewBox="0 0 21600 21600" draw:glue-points="10800 0 0 10800 10800 21600 21600 10800 ?f40 ?f41" draw:text-areas="0 0 21600 21600" draw:type="rectangular-callout" draw:modifiers="8802.63383910678 93565.1331719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controls" svg:width="6.985cm" svg:height="1.651cm" svg:x="8.493cm" svg:y="17.764cm">
          <text:p text:style-name="P1">ADS1115 ADC Module</text:p>
          <draw:enhanced-geometry svg:viewBox="0 0 21600 21600" draw:glue-points="10800 0 0 10800 10800 21600 21600 10800 ?f40 ?f41" draw:text-areas="0 0 21600 21600" draw:type="rectangular-callout" draw:modifiers="20477.6409962783 -38375.3026634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controls" svg:width="6.985cm" svg:height="1.651cm" svg:x="15.859cm" svg:y="17.764cm">
          <text:p text:style-name="P1">Serial / USB converter</text:p>
          <draw:enhanced-geometry svg:viewBox="0 0 21600 21600" draw:glue-points="10800 0 0 10800 10800 21600 21600 10800 ?f40 ?f41" draw:text-areas="0 0 21600 21600" draw:type="rectangular-callout" draw:modifiers="20477.6409962783 -38375.3026634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controls" svg:width="6.985cm" svg:height="1.651cm" svg:x="18.399cm" svg:y="2.905cm">
          <text:p text:style-name="P1">Arduino Uno</text:p>
          <draw:enhanced-geometry svg:viewBox="0 0 21600 21600" draw:glue-points="10800 0 0 10800 10800 21600 21600 10800 ?f40 ?f41" draw:text-areas="0 0 21600 21600" draw:type="rectangular-callout" draw:modifiers="8802.63383910678 93565.1331719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ackground" xlink:href="Pictures/1000000000000FC000000BD045141D1FFFF5CD0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0:02:20.281612917</meta:creation-date>
    <dc:date>2021-06-15T00:14:50.295206825</dc:date>
    <meta:editing-duration>PT1M38S</meta:editing-duration>
    <meta:editing-cycles>1</meta:editing-cycles>
    <meta:document-statistic meta:object-count="4"/>
    <meta:generator>LibreOffice/6.4.7.2$Linux_X86_64 LibreOffice_project/40$Build-2</meta:generator>
  </office:meta>
</office:document-meta>
</file>